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T1" style:family="text">
      <style:text-properties fo:color="#3465a4" loext:opacity="10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text:span text:style-name="T1">Présentation de l'outil Lemmy</text:span></text:span></text:h>
      <text:p text:style-name="Text_20_body">Lemmy est une plateforme de micro-blogging open-source et décentralisée qui fonctionne sur le modèle de communautés similaires à celles de Reddit. Elle permet aux utilisateurs de partager des liens, des commentaires, et de participer à des discussions en ligne. Lemmy est conçu pour être léger, modulaire et basé sur des principes de fédération, ce qui permet de connecter différentes instances entre elles.</text:p>
      <text:h text:style-name="Heading_20_3" text:outline-level="3"><text:span text:style-name="Strong_20_Emphasis"><text:span text:style-name="T1">Adéquation avec les critères du projet</text:span></text:span></text:h>
      <text:list text:style-name="L1">
        <text:list-item>
          <text:p text:style-name="P1"><text:span text:style-name="Strong_20_Emphasis">Auto-hébergement</text:span> :<text:line-break/>Lemmy peut être facilement déployé en auto-hébergement via Docker et docker-compose. L’installation est bien documentée et fluide pour ceux qui sont familiers avec Docker. Cela permet une mise en place rapide d’une instance personnalisée.</text:p>
        </text:list-item>
        <text:list-item>
          <text:p text:style-name="P1"><text:span text:style-name="Strong_20_Emphasis">Communauté active</text:span> :<text:line-break/>Lemmy est un projet en pleine croissance, avec une communauté dynamique et impliquée dans son développement. Le projet bénéficie d’une adoption croissante et reçoit des mises à jour régulières, garantissant sa pérennité à long terme.</text:p>
        </text:list-item>
        <text:list-item>
          <text:p text:style-name="P1"><text:span text:style-name="Strong_20_Emphasis">Fonctionnalités de micro-blogging</text:span> :<text:line-break/>Lemmy permet de republier des liens, de publier des contenus et d’organiser des discussions. Il supporte l’interaction des utilisateurs sous forme de commentaires et de votes.</text:p>
        </text:list-item>
        <text:list-item>
          <text:p text:style-name="P1"><text:span text:style-name="Strong_20_Emphasis">Interactions utilisateurs</text:span> :<text:line-break/>Le système permet aux utilisateurs de "liker" ou de "disliker" des publications, et de commenter. Les commentaires sont imbriqués.</text:p>
        </text:list-item>
        <text:list-item>
          <text:p text:style-name="P1"><text:span text:style-name="Strong_20_Emphasis">Classification</text:span> :<text:line-break/>Les contenus sont organisés en "communautés" (similaires aux sous-reddits), avec un système de tags. Cela permet une grande flexibilité dans l’organisation et la découverte du contenu.</text:p>
        </text:list-item>
        <text:list-item>
          <text:p text:style-name="P1"><text:span text:style-name="Strong_20_Emphasis">Recherche</text:span> :<text:line-break/>Le moteur de recherche de Lemmy permet de rechercher des publications, des utilisateurs ou des communautés en fonction de mots-clés. Le système de recherche est réactif et efficace.</text:p>
        </text:list-item>
        <text:list-item>
          <text:p text:style-name="P1"><text:span text:style-name="Strong_20_Emphasis">Authentification CAS/SSO</text:span> :<text:line-break/>Lemmy ne supporte pas nativement l’authentification déportée (CAS/SSO). L'intégration de ces systèmes nécessite un développement personnalisé ou l’utilisation de passerelles externes, ce qui peut compliquer l’intégration dans des environnements nécessitant une authentification centralisée.</text:p>
        </text:list-item>
        <text:list-item>
          <text:p text:style-name="P1"><text:span text:style-name="Strong_20_Emphasis">Promotion du contenu</text:span> :<text:line-break/>Lemmy offre des options de promotion des posts, comme le tri des publications par "Tendance", "Nouveaux", "Top", "Controversé", et "Ancien".</text:p>
        </text:list-item>
      </text:list>
      <text:h text:style-name="Heading_20_3" text:outline-level="3"><text:soft-page-break/><text:span text:style-name="Strong_20_Emphasis"><text:span text:style-name="T1">Travail réalisé</text:span></text:span></text:h>
      <text:list text:style-name="L2">
        <text:list-item>
          <text:p text:style-name="P2"><text:span text:style-name="Strong_20_Emphasis">Installation et configuration de Lemmy</text:span> :<text:line-break/>Mise en place de Lemmy via Docker en utilisant le guide officiel de docker-compose. Le processus d'installation s'est bien déroulé grâce à la documentation détaillée fournie par le projet.</text:p>
        </text:list-item>
        <text:list-item>
          <text:p text:style-name="P2"><text:span text:style-name="Strong_20_Emphasis">Création d’un compte administrateur</text:span> :<text:line-break/>L’administrateur a été créé sans trop de difficultés après avoir configuré l’instance, bien qu’il y ait eu quelques problèmes avec la gestion des comptes utilisateurs après l’installation.</text:p>
        </text:list-item>
        <text:list-item>
          <text:p text:style-name="P2"><text:span text:style-name="Strong_20_Emphasis">Exploration fonctionnelle de l’outil</text:span> :<text:line-break/>Test des principales fonctionnalités de Lemmy, telles que la publication de liens, les votes, la gestion des communautés et des commentaires.</text:p>
        </text:list-item>
        <text:list-item>
          <text:p text:style-name="P2"><text:span text:style-name="Strong_20_Emphasis">Documentation des étapes d’installation</text:span> :<text:line-break/>Rédaction d’une documentation pour faciliter la mise en place de Lemmy dans un autre environnement, y compris les étapes d’installation via Docker.</text:p>
        </text:list-item>
        <text:list-item>
          <text:p text:style-name="P2"><text:span text:style-name="Strong_20_Emphasis">Vérification de l’intégration CAS</text:span> :<text:line-break/>Lemmy ne supporte pas directement l’authentification CAS/SSO, ce qui nécessiterait un développement personnalisé ou l’utilisation de passerelles externes pour être pleinement compatible avec un système d’authentification centralisé.</text:p>
        </text:list-item>
        <text:list-item>
          <text:p text:style-name="P2"><text:span text:style-name="Strong_20_Emphasis">Préparation pour un déploiement sécurisé</text:span> :<text:line-break/>Vérification des configurations de sécurité (certificats SSL, gestion des utilisateurs) pour un déploiement sécurisé sur un serveur de production.</text:p>
        </text:list-item>
      </text:list>
      <text:h text:style-name="Heading_20_3" text:outline-level="3"><text:span text:style-name="Strong_20_Emphasis"><text:span text:style-name="T1">Points Positifs</text:span></text:span></text:h>
      <text:list text:style-name="L3">
        <text:list-item>
          <text:p text:style-name="P3"><text:span text:style-name="Strong_20_Emphasis">Interface simple et intuitive</text:span> :<text:line-break/>L'interface est claire et facile à naviguer, ce qui rend l’utilisation accessible même aux utilisateurs non techniques. La gestion des communautés et des publications est simple.</text:p>
        </text:list-item>
        <text:list-item>
          <text:p text:style-name="P3"><text:span text:style-name="Strong_20_Emphasis">Fédération et décentralisation</text:span> :<text:line-break/>Lemmy permet de créer des communautés publiques ou privées, offrant ainsi une grande flexibilité dans la gestion des groupes. Il s’agit d’un système fédéré, permettant d’interagir avec d'autres instances Lemmy.</text:p>
        </text:list-item>
        <text:list-item>
          <text:p text:style-name="P3"><text:span text:style-name="Strong_20_Emphasis">Système de promotion de contenu efficace</text:span> :<text:line-break/>Le tri des publications par "Tendance", "Top", "Controversé", etc., facilite la mise en avant des contenus populaires et récents, ce qui est idéal pour les discussions actives.</text:p>
        </text:list-item>
        <text:list-item>
          <text:p text:style-name="P3"><text:span text:style-name="Strong_20_Emphasis">Personnalisation</text:span> :<text:line-break/>Lemmy permet de personnaliser les communautés et les interactions entre utilisateurs grâce à un système de tags et de catégories flexibles, ce qui permet une gestion fine des contenus.</text:p>
        </text:list-item>
      </text:list>
      <text:h text:style-name="Heading_20_3" text:outline-level="3"><text:soft-page-break/><text:span text:style-name="Strong_20_Emphasis"/></text:h>
      <text:h text:style-name="Heading_20_3" text:outline-level="3"><text:span text:style-name="Strong_20_Emphasis"><text:span text:style-name="T1">Points Négatifs</text:span></text:span></text:h>
      <text:list text:style-name="L4">
        <text:list-item>
          <text:p text:style-name="P4"><text:span text:style-name="Strong_20_Emphasis">Manque de support natif pour CAS/SSO</text:span> :<text:line-break/>L’absence de support natif pour l'authentification CAS/SSO nécessite un développement personnalisé.</text:p>
        </text:list-item>
        <text:list-item>
          <text:p text:style-name="P4"><text:span text:style-name="Strong_20_Emphasis">Création de comptes utilisateurs complexe</text:span> :<text:line-break/>Lors de l’installation, un problème est survenu où l’administrateur ne pouvait pas se connecter immédiatement après l’installation et où tous les nouveaux utilisateurs étaient automatiquement attribués le rôle d’admin. Cela nécessite une configuration supplémentaire pour gérer correctement les rôles des utilisateurs.</text:p>
        </text:list-item>
        <text:list-item>
          <text:p text:style-name="P4"><text:span text:style-name="Strong_20_Emphasis">Problème avec les rôles des utilisateurs</text:span> :<text:line-break/>Un autre problème rencontré était que les utilisateurs nouvellement créés recevaient par défaut le rôle d'admin, ce qui n'était pas souhaité pour une gestion standard des utilisateurs.</text:p>
        </text:list-item>
      </text:list>
      <text:h text:style-name="Heading_20_3" text:outline-level="3"><text:span text:style-name="Strong_20_Emphasis"><text:span text:style-name="T1">Problèmes rencontrés</text:span></text:span></text:h>
      <text:list text:style-name="L5">
        <text:list-item>
          <text:p text:style-name="P5"><text:span text:style-name="Strong_20_Emphasis">Difficultés avec la gestion des comptes utilisateurs</text:span> :<text:line-break/>Un problème a été rencontré lors de l'installation, où l’admin devait approuver chaque création de compte, mais l'admin lui-même ne pouvait pas se connecter immédiatement après l'installation. Ce problème a été résolu après avoir configuré correctement la gestion des rôles et des permissions.</text:p>
        </text:list-item>
        <text:list-item>
          <text:p text:style-name="P5"><text:span text:style-name="Strong_20_Emphasis">Problèmes avec la gestion des rôles</text:span> :<text:line-break/>Un problème de gestion des rôles a été constaté où tous les utilisateurs étaient automatiquement attribués le rôle d'administrateur, ce qui n'était pas souhaité pour la gestion normale des utilisateurs. Ce problème a nécessité de modifier manuellement la configuration des rôles.</text:p>
        </text:list-item>
      </text:list>
      <text:h text:style-name="Heading_20_3" text:outline-level="3"><text:span text:style-name="Strong_20_Emphasis">Conclusion</text:span></text:h>
      <text:p text:style-name="Text_20_body">Lemmy est un excellent outil pour le micro-blogging et la gestion de communautés en ligne décentralisées. Il répond à la plupart des critères du projet Al4U, en particulier en ce qui concerne la publication de liens, l’organisation en communautés, et la gestion de contenu. Cependant, son manque de support natif pour l'authentification déportée (CAS/SSO) peut constituer un obstacle pour des environnements universitaires ou professionnels. De plus, la gestion des utilisateurs et des rôles nécessite quelques ajustements pour éviter des problèmes lors de la configuration initiale. Malgré ces limitations, Lemmy est une plateforme puissante, flexible, et en pleine croissance, idéale pour les communautés qui privilégient la décentralisation et la fédératio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7T14:40:24.725036803</meta:creation-date>
    <dc:date>2025-04-18T14:50:51.643738233</dc:date>
    <meta:editing-duration>PT26M37S</meta:editing-duration>
    <meta:editing-cycles>2</meta:editing-cycles>
    <meta:generator>LibreOffice/24.2.7.2$Linux_X86_64 LibreOffice_project/420$Build-2</meta:generator>
    <meta:document-statistic meta:table-count="0" meta:image-count="0" meta:object-count="0" meta:page-count="3" meta:paragraph-count="32" meta:word-count="962" meta:character-count="6634" meta:non-whitespace-character-count="5727"/>
  </office:meta>
</office:document-meta>
</file>